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WeblySleek UI" svg:font-family="'WeblySleek UI', 'Segoe UI', 'Helvetica Neue', Arial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P2" style:family="paragraph" style:parent-style-name="Standard">
      <style:text-properties fo:color="#000000" style:font-name="Calibri" fo:font-size="12pt" fo:language="en" fo:country="GB" style:font-name-asian="Consolas" style:font-size-asian="12pt" style:font-name-complex="Consolas" style:font-size-complex="12pt"/>
    </style:style>
    <style:style style:name="P3" style:family="paragraph" style:parent-style-name="Standard">
      <style:paragraph-properties style:text-autospace="none"/>
      <style:text-properties fo:color="#000000" style:font-name="Calibri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alibri" fo:font-size="12pt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style:use-window-font-color="true" style:font-name="Calibri" fo:font-size="12pt" fo:letter-spacing="normal" fo:font-style="normal" fo:font-weight="bold" style:font-size-asian="12pt" style:font-size-complex="12pt"/>
    </style:style>
    <style:style style:name="P9" style:family="paragraph" style:parent-style-name="Standard">
      <style:text-properties fo:font-variant="normal" fo:text-transform="none" style:use-window-font-color="true" style:font-name="Calibri" fo:font-size="12pt" fo:letter-spacing="normal" fo:language="en" fo:country="GB" fo:font-style="normal" fo:font-weight="bold" style:font-size-asian="12pt" style:font-size-complex="12pt"/>
    </style:style>
    <style:style style:name="P10" style:family="paragraph" style:parent-style-name="Standard">
      <style:text-properties style:use-window-font-color="true" style:font-name="Calibri" fo:font-size="12pt" fo:font-weight="bold" fo:background-color="#ffff00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style:font-name="Calibri" fo:font-size="12pt" style:font-size-asian="12pt" style:font-size-complex="12pt"/>
    </style:style>
    <style:style style:name="P13" style:family="paragraph" style:parent-style-name="Standard"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widows="1" fo:text-indent="0cm" style:auto-text-indent="false"/>
    </style:style>
    <style:style style:name="P1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" fo:font-size="12pt" fo:letter-spacing="normal" style:font-size-asian="12pt" style:font-size-complex="12pt"/>
    </style:style>
    <style:style style:name="P18" style:family="paragraph" style:parent-style-name="Standard" style:list-style-name="L1">
      <style:text-properties style:font-name="Calibri" fo:font-size="12pt" style:font-size-asian="12pt" style:font-size-complex="12pt"/>
    </style:style>
    <style:style style:name="P19" style:family="paragraph" style:parent-style-name="Standard" style:list-style-name="L2">
      <style:text-properties style:font-name="Calibri" fo:font-size="12pt" style:font-size-asian="12pt" style:font-size-complex="12pt"/>
    </style:style>
    <style:style style:name="P20" style:family="paragraph" style:parent-style-name="Standard" style:list-style-name="L3">
      <style:text-properties style:font-name="Calibri" fo:font-size="12pt" style:font-size-asian="12pt" style:font-size-complex="12pt"/>
    </style:style>
    <style:style style:name="P21" style:family="paragraph" style:parent-style-name="Standard" style:list-style-name="L5">
      <style:text-properties style:font-name="Calibri" fo:font-size="12pt" style:font-size-asian="12pt" style:font-size-complex="12pt"/>
    </style:style>
    <style:style style:name="P22" style:family="paragraph" style:parent-style-name="Standard" style:list-style-name="L6">
      <style:text-properties style:font-name="Calibri" fo:font-size="12pt" style:font-size-asian="12pt" style:font-size-complex="12pt"/>
    </style:style>
    <style:style style:name="P23" style:family="paragraph" style:parent-style-name="Standard" style:list-style-name="L7">
      <style:text-properties style:font-name="Calibri" fo:font-size="12pt" style:font-size-asian="12pt" style:font-size-complex="12pt"/>
    </style:style>
    <style:style style:name="P24" style:family="paragraph" style:parent-style-name="Standard" style:list-style-name="L8">
      <style:text-properties style:font-name="Calibri" fo:font-size="12pt" style:font-size-asian="12pt" style:font-size-complex="12pt"/>
    </style:style>
    <style:style style:name="P25" style:family="paragraph" style:parent-style-name="Standard" style:list-style-name="L4">
      <style:text-properties style:font-name="Calibri" fo:font-size="12pt" fo:language="en" fo:country="GB" style:font-size-asian="12pt" style:font-size-complex="12pt"/>
    </style:style>
    <style:style style:name="P26" style:family="paragraph" style:parent-style-name="Standard">
      <style:text-properties fo:color="#000000" style:font-name="Calibri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P27" style:family="paragraph" style:parent-style-name="Standard" style:list-style-name="L9">
      <style:text-properties fo:color="#000000" style:font-name="Calibri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P28" style:family="paragraph" style:parent-style-name="Standard">
      <style:text-properties fo:color="#000000" style:font-name="Calibri" fo:font-size="12pt" fo:language="en" fo:country="GB" style:font-name-asian="Consolas" style:font-size-asian="12pt" style:font-name-complex="Consolas" style:font-size-complex="12pt"/>
    </style:style>
    <style:style style:name="P29" style:family="paragraph" style:parent-style-name="Standard">
      <style:text-properties fo:color="#000000" style:font-name="Calibri" fo:font-size="12pt" style:font-name-asian="Consolas" style:font-size-asian="12pt" style:font-name-complex="Consolas" style:font-size-complex="12pt"/>
    </style:style>
    <style:style style:name="P30" style:family="paragraph" style:parent-style-name="Standard">
      <style:text-properties fo:color="#000000" style:font-name="Calibri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P31" style:family="paragraph" style:parent-style-name="Standard">
      <style:text-properties fo:color="#000000" style:font-name="Calibri" fo:font-size="12pt" fo:language="en" fo:country="GB" fo:font-weight="normal" style:font-name-asian="Consolas" style:font-size-asian="12pt" style:font-weight-asian="normal" style:font-name-complex="Consolas" style:font-size-complex="12pt" style:font-weight-complex="normal"/>
    </style:style>
    <style:style style:name="P32" style:family="paragraph" style:parent-style-name="Standard">
      <style:text-properties fo:color="#000000" style:font-name="Calibri" fo:font-size="12pt" style:font-name-asian="Consolas" style:font-size-asian="12pt" style:font-name-complex="Consolas" style:font-size-complex="12pt"/>
    </style:style>
    <style:style style:name="P33" style:family="paragraph" style:parent-style-name="Standard">
      <style:text-properties fo:color="#000000" style:font-name="Calibri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34" style:family="paragraph" style:parent-style-name="Standard" style:list-style-name="L10"/>
    <style:style style:name="P35" style:family="paragraph" style:parent-style-name="Standard"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">
      <style:paragraph-properties style:text-autospace="none"/>
      <style:text-properties style:font-name="Calibri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b91af" style:font-name-asian="Consolas" style:font-name-complex="Consolas"/>
    </style:style>
    <style:style style:name="T3" style:family="text">
      <style:text-properties fo:color="#2b91af" fo:language="en" fo:country="GB" fo:font-weight="bold" style:font-name-asian="Consolas" style:font-weight-asian="bold" style:font-name-complex="Consolas" style:font-weight-complex="bold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000000" fo:language="en" fo:country="GB" fo:font-weight="bold" style:font-name-asian="Consolas" style:font-weight-asian="bold" style:font-name-complex="Consolas" style:font-weight-complex="bold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fo:font-size="9.5pt" style:font-name-asian="Consolas" style:font-size-asian="9.5pt" style:font-name-complex="Consolas" style:font-size-complex="9.5pt"/>
    </style:style>
    <style:style style:name="T8" style:family="text">
      <style:text-properties fo:color="#000000" style:font-name="Calibri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T9" style:family="text">
      <style:text-properties fo:color="#a31515" style:font-name-asian="Consolas" style:font-name-complex="Consolas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a31515" fo:font-size="9.5pt" style:font-name-asian="Consolas" style:font-size-asian="9.5pt" style:font-name-complex="Consolas" style:font-size-complex="9.5pt"/>
    </style:style>
    <style:style style:name="T12" style:family="text">
      <style:text-properties fo:color="#0000ff" fo:language="en" fo:country="GB" fo:font-weight="bold" style:font-name-asian="Consolas" style:font-weight-asian="bold" style:font-name-complex="Consolas" style:font-weight-complex="bold"/>
    </style:style>
    <style:style style:name="T13" style:family="text">
      <style:text-properties fo:color="#0000ff" style:font-name-asian="Consolas" style:font-name-complex="Consolas"/>
    </style:style>
    <style:style style:name="T14" style:family="text">
      <style:text-properties fo:color="#0000ff" style:font-name="Consolas" fo:font-size="9.5pt" style:font-size-asian="9.5pt" style:font-size-complex="9.5pt"/>
    </style:style>
    <style:style style:name="T15" style:family="text">
      <style:text-properties fo:color="#0000ff" fo:font-size="9.5pt" style:font-size-asian="9.5pt" style:font-size-complex="9.5pt"/>
    </style:style>
    <style:style style:name="T16" style:family="text">
      <style:text-properties fo:color="#0000ff" style:font-name="Calibri"/>
    </style:style>
    <style:style style:name="T17" style:family="text">
      <style:text-properties fo:color="#0000ff" style:font-name="Calibri" fo:font-size="9.5pt" style:font-size-asian="9.5pt" style:font-size-complex="9.5pt"/>
    </style:style>
    <style:style style:name="T18" style:family="text">
      <style:text-properties fo:font-variant="normal" fo:text-transform="none" fo:color="#1f497d" fo:letter-spacing="normal" fo:font-style="normal" fo:font-weight="normal"/>
    </style:style>
    <style:style style:name="T19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use-window-font-color="true" style:font-name="Calibri" fo:font-size="12pt" fo:letter-spacing="normal" fo:language="en" fo:country="GB" fo:font-style="normal" fo:font-weight="bold" style:font-size-asian="12pt" style:font-size-complex="12pt"/>
    </style:style>
    <style:style style:name="T21" style:family="text">
      <style:text-properties fo:font-variant="normal" fo:text-transform="none" style:use-window-font-color="true" style:font-name="Calibri" fo:font-size="12pt" fo:letter-spacing="normal" fo:font-style="normal" fo:font-weight="bold" style:font-size-asian="12pt" style:font-size-complex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Calibri" fo:font-size="12pt" style:font-size-asian="12pt" style:font-size-complex="12pt"/>
    </style:style>
    <style:style style:name="T24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008000"/>
    </style:style>
    <style:style style:name="T27" style:family="text">
      <style:text-properties fo:color="#008000" style:font-name="Consolas" fo:font-size="9.5pt" style:font-size-asian="9.5pt" style:font-size-complex="9.5pt"/>
    </style:style>
    <style:style style:name="T28" style:family="text">
      <style:text-properties fo:color="#008000" style:font-name="Consolas" fo:font-size="9.5pt" fo:font-weight="normal" style:font-size-asian="9.5pt" style:font-weight-asian="normal" style:font-size-complex="9.5pt" style:font-weight-complex="normal"/>
    </style:style>
    <style:style style:name="T29" style:family="text">
      <style:text-properties fo:color="#008000" fo:font-size="9.5pt" style:font-size-asian="9.5pt" style:font-size-complex="9.5pt"/>
    </style:style>
    <style:style style:name="T30" style:family="text">
      <style:text-properties fo:color="#008000" fo:font-size="9.5pt" fo:font-weight="normal" style:font-size-asian="9.5pt" style:font-weight-asian="normal" style:font-size-complex="9.5pt" style:font-weight-complex="normal"/>
    </style:style>
    <style:style style:name="T31" style:family="text">
      <style:text-properties fo:color="#008000" style:font-name="Calibri"/>
    </style:style>
    <style:style style:name="T32" style:family="text">
      <style:text-properties fo:color="#008000" style:font-name="Calibri" fo:font-size="9.5pt" style:font-size-asian="9.5pt" style:font-size-complex="9.5pt"/>
    </style:style>
    <style:style style:name="T33" style:family="text">
      <style:text-properties fo:color="#008000" fo:font-weight="normal" style:font-weight-asian="normal" style:font-weight-complex="normal"/>
    </style:style>
    <style:style style:name="T34" style:family="text">
      <style:text-properties fo:language="en" fo:country="GB" fo:font-weight="bold" style:font-weight-asian="bold" style:font-weight-complex="bold"/>
    </style:style>
    <style:style style:name="T35" style:family="text">
      <style:text-properties style:font-name="Consolas" fo:font-size="9.5pt" style:font-size-asian="9.5pt" style:font-size-complex="9.5pt"/>
    </style:style>
    <style:style style:name="T36" style:family="text">
      <style:text-properties fo:color="#ff3333" style:font-name="Consolas" fo:font-size="9.5pt" style:font-name-asian="Consolas" style:font-size-asian="9.5pt" style:font-name-complex="Consolas" style:font-size-complex="9.5pt"/>
    </style:style>
    <style:style style:name="T37" style:family="text">
      <style:text-properties fo:color="#ff3333" fo:font-size="9.5pt" style:font-name-asian="Consolas" style:font-size-asian="9.5pt" style:font-name-complex="Consolas" style:font-size-complex="9.5pt"/>
    </style:style>
    <style:style style:name="T38" style:family="text">
      <style:text-properties fo:color="#ff3333" style:font-name-asian="Consolas" style:font-name-complex="Consolas"/>
    </style:style>
    <style:style style:name="T39" style:family="text">
      <style:text-properties fo:color="#000080" style:font-name="Consolas" fo:font-size="9.5pt" fo:language="zxx" fo:country="none" style:text-underline-style="solid" style:text-underline-width="auto" style:text-underline-color="font-color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T40" style:family="text">
      <style:text-properties fo:color="#000080" fo:font-size="9.5pt" fo:language="zxx" fo:country="none" style:text-underline-style="solid" style:text-underline-width="auto" style:text-underline-color="font-color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T41" style:family="text">
      <style:text-properties fo:color="#000080" style:font-name="Calibri" fo:font-size="9.5pt" fo:language="zxx" fo:country="none" style:text-underline-style="solid" style:text-underline-width="auto" style:text-underline-color="font-color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T42" style:family="text">
      <style:text-properties fo:color="#000080" style:font-name="Calibri" fo:language="zxx" fo:country="none" style:text-underline-style="solid" style:text-underline-width="auto" style:text-underline-color="font-color" style:font-name-asian="Consolas" style:language-asian="zxx" style:country-asian="none" style:font-name-complex="Consolas" style:language-complex="zxx" style:country-complex="none"/>
    </style:style>
    <style:style style:name="T43" style:family="text">
      <style:text-properties fo:color="#000080" style:font-name="Calibri" fo:font-size="12pt" fo:language="zxx" fo:country="none" style:text-underline-style="solid" style:text-underline-width="auto" style:text-underline-color="font-color" style:font-name-asian="Consolas" style:font-size-asian="12pt" style:language-asian="zxx" style:country-asian="none" style:font-name-complex="Consolas" style:font-size-complex="12pt" style:language-complex="zxx" style:country-complex="none"/>
    </style:style>
    <style:style style:name="T44" style:family="text">
      <style:text-properties fo:color="#000080" style:font-name="Calibri" fo:font-size="12pt" fo:language="zxx" fo:country="none" style:text-underline-style="solid" style:text-underline-width="auto" style:text-underline-color="font-color" fo:font-weight="normal" style:font-name-asian="Consolas" style:font-size-asian="12pt" style:language-asian="zxx" style:country-asian="none" style:font-weight-asian="normal" style:font-name-complex="Consolas" style:font-size-complex="12pt" style:language-complex="zxx" style:country-complex="none" style:font-weight-complex="normal"/>
    </style:style>
    <style:style style:name="T45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46" style:family="text">
      <style:text-properties fo:font-size="9.5pt" style:font-size-asian="9.5pt" style:font-size-complex="9.5pt"/>
    </style:style>
    <style:style style:name="T47" style:family="text">
      <style:text-properties style:font-name="Calibri"/>
    </style:style>
    <style:style style:name="T48" style:family="text">
      <style:text-properties style:font-name="Calibri" fo:language="en" fo:country="GB" fo:font-weight="bold" style:font-weight-asian="bold" style:font-weight-complex="bold"/>
    </style:style>
    <style:style style:name="T49" style:family="text">
      <style:text-properties style:font-name="Calibri" fo:font-size="9.5pt" style:font-size-asian="9.5pt" style:font-size-complex="9.5pt"/>
    </style:style>
    <style:style style:name="T50" style:family="text">
      <style:text-properties style:font-name="Calibri" fo:font-size="12pt" fo:language="en" fo:country="GB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L <text:s/>:(SQL Insert/Update) using SQL Commands</text:p>
      <text:p text:style-name="P4"/>
      <text:p text:style-name="P5"><text:span text:style-name="T1">Issues</text:span>:</text:p>
      <text:list xml:id="list862862589735101967" text:style-name="L1">
        <text:list-item>
          <text:p text:style-name="P18">Datetime conversion issue due to different format from url passed as parameter </text:p>
        </text:list-item>
      </text:list>
      <text:list xml:id="list367176956592558708" text:style-name="L2">
        <text:list-header>
          <text:p text:style-name="P19"/>
        </text:list-header>
      </text:list>
      <text:p text:style-name="P5"><text:span text:style-name="T1">Analysis</text:span>:</text:p>
      <text:list xml:id="list2669110980729994658" text:style-name="L3">
        <text:list-item>
          <text:p text:style-name="P20">We tried with various possible conversion methods but still we faced same issue in various cases of different formats.</text:p>
          <text:p text:style-name="P20"/>
        </text:list-item>
      </text:list>
      <text:p text:style-name="P5"><text:span text:style-name="T1">Solution</text:span>:</text:p>
      <text:list xml:id="list7494752941590487365" text:style-name="L4">
        <text:list-item>
          <text:p text:style-name="P25">Finally, as discussed with Jitendra we finalized format as mm-dd-yyyy to pass as input in browser url so that we can convert date using en-us format as below :</text:p>
        </text:list-item>
        <text:list-item>
          <text:p text:style-name="P25"><text:span text:style-name="T2">Convert</text:span><text:span text:style-name="T4">.ToDateTime(startDate, </text:span><text:span text:style-name="T2">CultureInfo</text:span><text:span text:style-name="T4">.CreateSpecificCulture(</text:span><text:span text:style-name="T9">"en-US"</text:span><text:span text:style-name="T4">)) </text:span></text:p>
        </text:list-item>
      </text:list>
      <text:p text:style-name="P2">================================================================================</text:p>
      <text:p text:style-name="P1">DAL <text:s/>:(SQL Insert/Update) using Entity Framework :</text:p>
      <text:p text:style-name="P1"/>
      <text:p text:style-name="P5"><text:span text:style-name="T1">Issue</text:span>:</text:p>
      <text:list xml:id="list5545504955760020651" text:style-name="L5">
        <text:list-item>
          <text:p text:style-name="P21">Unable to update sql through DTO classes due to error raising that DTO class &amp; sql table are not matched &amp; model is not part of <text:s/>dbcontext.</text:p>
        </text:list-item>
      </text:list>
      <text:list xml:id="list8173417046464644505" text:style-name="L6">
        <text:list-header>
          <text:p text:style-name="P22"/>
        </text:list-header>
      </text:list>
      <text:p text:style-name="P5"><text:span text:style-name="T1">Analysis</text:span>:</text:p>
      <text:list xml:id="list5476175324661996859" text:style-name="L7">
        <text:list-item>
          <text:p text:style-name="P23">We found that inspite of attributes sets in <text:s/>Modal class entity framework was not able to map modal with sql table</text:p>
          <text:p text:style-name="P23"/>
        </text:list-item>
      </text:list>
      <text:p text:style-name="P5"><text:span text:style-name="T1">Solution</text:span>:</text:p>
      <text:list xml:id="list4897961778859754337" text:style-name="L8">
        <text:list-item>
          <text:p text:style-name="P24"><text:span text:style-name="T5">We add mapping of modal classes in DBContext class in </text:span><text:span text:style-name="T4">OnModelCreating</text:span><text:span text:style-name="T5"> event as below:</text:span></text:p>
        </text:list-item>
      </text:list>
      <text:p text:style-name="P1"><text:tab/></text:p>
      <text:p text:style-name="P5"><text:span text:style-name="T5"><text:s text:c="6"/></text:span><text:span text:style-name="T12">protected</text:span><text:span text:style-name="T5"> </text:span><text:span text:style-name="T12">override</text:span><text:span text:style-name="T5"> </text:span><text:span text:style-name="T12">void</text:span><text:span text:style-name="T5"> OnModelCreating(</text:span><text:span text:style-name="T3">DbModelBuilder</text:span><text:span text:style-name="T5"> modelBuilder)</text:span></text:p>
      <text:p text:style-name="P3"><text:s text:c="8"/>{</text:p>
      <text:p text:style-name="P6"><text:span text:style-name="T4"><text:s text:c="12"/></text:span><text:span text:style-name="T13">base</text:span><text:span text:style-name="T4">.OnModelCreating(modelBuilder);</text:span></text:p>
      <text:p text:style-name="P6"><text:span text:style-name="T4"><text:s text:c="12"/>modelBuilder.Entity&lt;DTO.</text:span><text:span text:style-name="T2">Customer</text:span><text:span text:style-name="T4">&gt;().ToTable(</text:span><text:span text:style-name="T9">"customers"</text:span><text:span text:style-name="T4">);</text:span></text:p>
      <text:p text:style-name="P3"><text:s text:c="8"/>}</text:p>
      <text:p text:style-name="P1">================================================================================</text:p>
      <text:p text:style-name="P1">Front End – PCL – Working with payment gateway(AuthorizeNet) :</text:p>
      <text:p text:style-name="P1"/>
      <text:p text:style-name="P1">Issues :</text:p>
      <text:list xml:id="list6764833898813269249" text:style-name="L9">
        <text:list-item>
          <text:p text:style-name="P27">Unable to generate token for transaction due to security protocol issues.</text:p>
        </text:list-item>
      </text:list>
      <text:p text:style-name="P1"/>
      <text:p text:style-name="P1"><text:tab/>Error Url : "<text:a xlink:type="simple" xlink:href="https://sandbox.payfabric.com/Payment/API/token/create" text:style-name="Internet_20_link" text:visited-style-name="Visited_20_Internet_20_Link">https://sandbox.payfabric.com/Payment/API/token/create</text:a>"</text:p>
      <text:p text:style-name="P1"><text:tab/>Authorization Key : <text:span text:style-name="T22">a3eef35e-02d9-48f8-977c-cc0dc8df1cb6|1rivet123</text:span></text:p>
      <text:p text:style-name="P1"/>
      <text:p text:style-name="P5"><text:span text:style-name="T5">Analysis : </text:span><text:span text:style-name="T18">Any calls made to sandbox Payfabric will require TLS1.2 <text:s/>protocol enabled</text:span> </text:p>
      <text:p text:style-name="P5"/>
      <text:p text:style-name="P4">Solution :</text:p>
      <text:p text:style-name="P7">Enabling TLS 1.2</text:p>
      <text:p text:style-name="P15">TLS 1.2 is not enabled by default on Windows Server 2008 R2 or Windows 7. The below Microsoft article contains information on how to enable this protocol.</text:p>
      <text:p text:style-name="P15"/>
      <text:p text:style-name="P14"><text:soft-page-break/><text:a xlink:type="simple" xlink:href="https://technet.microsoft.com/en-us/library/dn786418.aspx%23BKMK_SchannelTR_TLS12" office:target-frame-name="_blank" xlink:show="new" text:style-name="Internet_20_link" text:visited-style-name="Visited_20_Internet_20_Link"><text:span text:style-name="T19">https://technet.microsoft.com/en-us/library/dn786418.aspx#BKMK_SchannelTR_TLS12</text:span></text:a></text:p>
      <text:p text:style-name="P17"/>
      <text:p text:style-name="P16">Tool</text:p>
      <text:p text:style-name="P14"><text:span text:style-name="T19">You can also use this tool TLS1.2 <text:s/></text:span><text:a xlink:type="simple" xlink:href="https://www.nartac.com/Products/IISCrypto" office:target-frame-name="_blank" xlink:show="new" text:style-name="Internet_20_link" text:visited-style-name="Visited_20_Internet_20_Link">https://www.nartac.com/Products/IISCrypto</text:a></text:p>
      <text:p text:style-name="P14"><text:a xlink:type="simple" xlink:href="https://stackoverflow.com/questions/28286086/default-securityprotocol-in-net-4-5" office:target-frame-name="_blank" xlink:show="new" text:style-name="Internet_20_link" text:visited-style-name="Visited_20_Internet_20_Link"><text:span text:style-name="T19">https://stackoverflow.com/questions/28286086/default-securityprotocol-in-net-4-5</text:span></text:a></text:p>
      <text:p text:style-name="P5">Also use below code to set protocol for TLS</text:p>
      <text:p text:style-name="P5"/>
      <text:p text:style-name="P10">ServicePointManager.SecurityProtocol = SecurityProtocolType.Tls|SecurityProtocolType.Tls11|SecurityProtocolType.Tls12;</text:p>
      <text:p text:style-name="P5"/>
      <text:p text:style-name="P4">Note : This line of code is not supported in Xamarin Portable Class Library so protocol setting code is executed in indivisual App android &amp; ios.</text:p>
      <text:p text:style-name="P5"/>
      <text:list xml:id="list3287395453776535795" text:style-name="L10">
        <text:list-header>
          <text:p text:style-name="P34"><text:span text:style-name="T24">2. Token Generation : “ </text:span><text:span text:style-name="T25">The remote server returned an error: (401) Unauthorized.</text:span><text:span text:style-name="T24">” while generating token for transaction </text:span></text:p>
        </text:list-header>
      </text:list>
      <text:p text:style-name="P5"/>
      <text:p text:style-name="Standard"><text:span text:style-name="T24"><text:tab/>Error Url : </text:span><text:span text:style-name="T23">"</text:span><text:a xlink:type="simple" xlink:href="https://sandbox.payfabric.com/Payment/API/token/create" text:style-name="Internet_20_link" text:visited-style-name="Visited_20_Internet_20_Link"><text:span text:style-name="T23">https://sandbox.payfabric.com/Payment/API/token/create</text:span></text:a><text:span text:style-name="T23">"</text:span></text:p>
      <text:p text:style-name="P1"><text:tab/>Authorization Key : <text:span text:style-name="T22">a3eef35e-02d9-48f8-977c-cc0dc8df1cb6|1rivet123</text:span></text:p>
      <text:p text:style-name="P1"/>
      <text:p text:style-name="P5"><text:span text:style-name="T1">Analysis</text:span> : As per source code provided in git lab for <text:s/>Nodus/Payfabric <text:s/>urls are different as per different source version.</text:p>
      <text:p text:style-name="P5"/>
      <text:p text:style-name="P5"><text:span text:style-name="T1">Solution</text:span> : Url is different for token generation as per device id &amp; password using with given source code.</text:p>
      <text:p text:style-name="P5"/>
      <text:p text:style-name="P8">Above <text:s/>URL is for PayFabric version 3.0. To use sandbox account and JK Moving’s production PayFbric [v2.0], then the correct URL would</text:p>
      <text:p text:style-name="Standard"><text:span text:style-name="T21"><text:s/>be: </text:span><text:a xlink:type="simple" xlink:href="https://sandbox.payfabric.com/v2/rest/api/token/create" text:style-name="Internet_20_link" text:visited-style-name="Visited_20_Internet_20_Link"><text:span text:style-name="T20">https://sandbox.payfabric.com/v2/rest/api/token/create</text:span></text:a></text:p>
      <text:p text:style-name="P9"/>
      <text:p text:style-name="Standard"><text:span text:style-name="T20">Note : </text:span><text:span text:style-name="T21">reference documentation for v2:</text:span><text:a xlink:type="simple" xlink:href="https://github.com/PayFabric/APIs/tree/v2" text:style-name="Internet_20_link" text:visited-style-name="Visited_20_Internet_20_Link"><text:span text:style-name="T20">https://github.com/PayFabric/APIs/tree/v2</text:span></text:a><text:span text:style-name="T21">)</text:span></text:p>
      <text:p text:style-name="P12"/>
      <text:p text:style-name="P2">================================================================================</text:p>
      <text:p text:style-name="P11">Move Details (Move DTO) – Date : 12-02-2018</text:p>
      <text:p text:style-name="P11"/>
      <text:p text:style-name="P11">1.Add new properties to Move Model :</text:p>
      <text:p text:style-name="P13"/>
      <text:p text:style-name="P13"><text:s text:c="8"/>public string MoveDetails_PackStartDate { get; set; } <text:s text:c="14"/>//jkmoving_packfrom</text:p>
      <text:p text:style-name="P13"><text:s text:c="8"/>public string MoveDetails_LoadStartDate { get; set; } <text:s text:c="14"/>//jkmoving_loadfrom</text:p>
      <text:p text:style-name="P13"><text:s text:c="8"/>public string MoveDetails_DeliveryStartDate { get; set; } <text:s text:c="10"/>//jkmoving_deliveryfrom</text:p>
      <text:p text:style-name="P13"><text:s text:c="8"/>public string MoveDetails_DeliveryEndDate { get; set; } <text:s text:c="12"/>//jkmoving_deliveryto</text:p>
      <text:p text:style-name="P13"/>
      <text:p text:style-name="P11">2.Rename property names :</text:p>
      <text:p text:style-name="P11"><text:s/><text:span text:style-name="T22"><text:s/>LoadStartDate --&gt; MoveStartDate</text:span></text:p>
      <text:p text:style-name="P13"><text:s text:c="2"/>LoadEndDate --&gt; MoveEndDate</text:p>
      <text:p text:style-name="P13"/>
      <text:p text:style-name="P13"/>
      <text:p text:style-name="P13"/>
      <text:p text:style-name="P13"/>
      <text:p text:style-name="P13"/>
      <text:p text:style-name="P1"><text:soft-page-break/>================================================================================</text:p>
      <text:p text:style-name="P1">Front End – Android– Working with payment gateway(AuthorizeNet) :</text:p>
      <text:p text:style-name="P1"/>
      <text:p text:style-name="P1">Issues <text:s/>:</text:p>
      <text:p text:style-name="P1"><text:tab/><text:span text:style-name="T22">Unable to <text:s/>process payment transaction with nodus sandbox payment process, no response was generated and exit from application without throwing any error. Code was written in PCL and used by Android &amp; IOS app. It was working fine while accessing from IOS but not worked for Android app.</text:span></text:p>
      <text:p text:style-name="P29"><text:span text:style-name="T34"/></text:p>
      <text:p text:style-name="Standard"><text:span text:style-name="T50">Url used : </text:span><text:a xlink:type="simple" xlink:href="https://sandbox.payfabric.com/v2/rest/api/token/create" text:style-name="Internet_20_link" text:visited-style-name="Visited_20_Internet_20_Link"><text:span text:style-name="T43">https://sandbox.payfabric.com/v2/rest/api/token/create</text:span></text:a></text:p>
      <text:p text:style-name="P29"><text:span text:style-name="T26"/></text:p>
      <text:p text:style-name="P33">Sample Code :</text:p>
      <text:p text:style-name="P29"><text:span text:style-name="T47">HttpWebRequest httpWebRequest = WebRequest.Create(“</text:span><text:a xlink:type="simple" xlink:href="https://sandbox.payfabric.com/v2/rest/api/token/create" text:style-name="Internet_20_link" text:visited-style-name="Visited_20_Internet_20_Link">https://sandbox.payfabric.com/v2/rest/api/token/create</text:a><text:span text:style-name="T31">”</text:span><text:span text:style-name="T47">) </text:span><text:span text:style-name="T16">as</text:span><text:span text:style-name="T47"> HttpWebRequest; </text:span></text:p>
      <text:p text:style-name="P36"><text:span text:style-name="T4"><text:s text:c="16"/>httpWebRequest.ContentType = </text:span><text:span text:style-name="T9">"application/json; charset=utf-8"</text:span><text:span text:style-name="T4">;</text:span></text:p>
      <text:p text:style-name="P36"><text:span text:style-name="T4"><text:s text:c="16"/>httpWebRequest.Method = </text:span><text:span text:style-name="T9">"GET"</text:span><text:span text:style-name="T4">;</text:span></text:p>
      <text:p text:style-name="P36"><text:span text:style-name="T4"><text:s text:c="16"/>httpWebRequest.Headers[</text:span><text:span text:style-name="T9">"authorization"</text:span><text:span text:style-name="T4">] = deviceID;</text:span></text:p>
      <text:p text:style-name="P36"><text:span text:style-name="T4"><text:s/></text:span><text:span text:style-name="T38">HttpWebResponse httpWebResponse = await httpWebRequest.GetResponseAsync() as HttpWebResponse; //Error line</text:span></text:p>
      <text:p text:style-name="P29"><text:span text:style-name="T26"/></text:p>
      <text:p text:style-name="P29"><text:span text:style-name="T34">Analysis :</text:span></text:p>
      <text:p text:style-name="P1"><text:span text:style-name="T22"><text:tab/>Issue was due to </text:span>https <text:span text:style-name="T22">url accessing from android app. To access https url need to set android project property settings.</text:span></text:p>
      <text:p text:style-name="P1"><text:span text:style-name="T33"/></text:p>
      <text:p text:style-name="P1">Solution : </text:p>
      <text:p text:style-name="Standard"><text:span text:style-name="T8"/></text:p>
      <text:p text:style-name="Standard"><text:span text:style-name="T8">change setting for android option using below steps:</text:span></text:p>
      <text:p text:style-name="P1"><text:span text:style-name="T22"><text:s/></text:span></text:p>
      <text:p text:style-name="P1"><text:span text:style-name="T22">1.Go to Project Property for a Xamarin.Android project. </text:span></text:p>
      <text:p text:style-name="P1"><text:span text:style-name="T22">2.Click on the Android Options tab, and then click on the Advanced Options button. </text:span></text:p>
      <text:p text:style-name="P1"><text:span text:style-name="T22">3.This will display the Advanced Android Options dialog which has two combo boxes :</text:span></text:p>
      <text:p text:style-name="P1"><text:span text:style-name="T22"><text:tab/> </text:span>HttpClient implementation<text:span text:style-name="T22"> → select Android in combo box</text:span></text:p>
      <text:p text:style-name="P1"><text:span text:style-name="T22"><text:tab/> </text:span>SSL/TLS implementation<text:span text:style-name="T22"> → select <text:s/>Native TLS 1.2+ in combo box</text:span></text:p>
      <text:p text:style-name="P31"><text:span text:style-name="T1"/></text:p>
      <text:p text:style-name="P31">save setting and rebuild solution and check that https url is working.</text:p>
      <text:p text:style-name="P31"/>
      <text:p text:style-name="P31"><text:span text:style-name="T1">Reference Url : </text:span><text:span text:style-name="T45">https://developer.xamarin.com/guides/android/application_fundamentals/http-stack/</text:span></text:p>
      <text:p text:style-name="P1"><text:span text:style-name="T22">================================================================================</text:span></text:p>
      <text:list xml:id="list35685938" text:continue-list="list6764833898813269249" text:style-name="L9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WeblySleek UI" svg:font-family="'WeblySleek UI', 'Segoe UI', 'Helvetica Neue', Arial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2-26T15:49:18.25</dc:date>
    <meta:editing-duration>PT3H52M59S</meta:editing-duration>
    <meta:editing-cycles>31</meta:editing-cycles>
    <meta:generator>OpenOffice/4.1.5$Win32 OpenOffice.org_project/415m1$Build-9789</meta:generator>
    <meta:document-statistic meta:table-count="0" meta:image-count="0" meta:object-count="0" meta:page-count="3" meta:paragraph-count="81" meta:word-count="638" meta:character-count="5501"/>
  </office:meta>
</office:document-meta>
</file>